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33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2">
      <style:table-cell-properties fo:border-bottom="0.002cm solid #000000" fo:border-left="0.002cm solid #000000" fo:border-right="none" fo:border-top="none"/>
    </style:style>
    <style:style style:name="ce11" style:family="table-cell" style:parent-style-name="Default" style:data-style-name="N60">
      <style:table-cell-properties fo:background-color="#c0c0c0"/>
    </style:style>
    <style:style style:name="ce12" style:family="table-cell" style:parent-style-name="Default">
      <style:table-cell-properties fo:background-color="#ffff00" fo:border="0.002cm solid #000000"/>
    </style:style>
    <style:style style:name="ce13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9" style:family="table-cell" style:parent-style-name="Default" style:data-style-name="N110">
      <style:table-cell-properties fo:background-color="#579d1c" fo:border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579d1c" fo:border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 style:data-style-name="N112">
      <style:table-cell-properties fo:border-bottom="none" fo:background-color="transparent" fo:border-left="none" fo:border-right="0.002cm solid #000000" fo:border-top="none"/>
      <style:text-properties fo:font-weight="normal" style:font-weight-asian="normal" style:font-weight-complex="normal"/>
    </style:style>
    <style:style style:name="ce24" style:family="table-cell" style:parent-style-name="Default" style:data-style-name="N112">
      <style:table-cell-properties fo:border-bottom="0.002cm solid #000000" fo:background-color="transparent" fo:border-left="none" fo:border-right="0.002cm solid #000000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6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27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ProfileData.$A$3:.$A$100])" table:allow-empty-cell="false" table:display-list="unsorted" table:base-cell-address="Deflection.B7"/>
      </table:content-validations>
      <table:table table:name="Deflection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8"/>
        <table:table-column table:style-name="co2" table:default-cell-style-name="ce17"/>
        <table:table-column table:style-name="co1" table:default-cell-style-name="ce23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Deflection and eigenfrequency of standard HEPCO MCS profil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E-modulus</text:p>
          </table:table-cell>
          <table:table-cell table:style-name="ce11" office:value-type="float" office:value="70000000000">
            <text:p>7,00E+010</text:p>
          </table:table-cell>
          <table:table-cell table:style-name="ce3" office:value-type="string">
            <text:p>[Pa]</text:p>
          </table:table-cell>
          <table:table-cell table:style-name="ce3" table:number-columns-repeated="3"/>
          <table:table-cell>
            <draw:frame table:end-cell-address="Deflection.N18" table:end-x="1.463cm" table:end-y="0.351cm" draw:z-index="0" draw:style-name="gr1" svg:width="16.923cm" svg:height="6.999cm" svg:x="0.347cm" svg:y="0.1cm">
              <draw:object draw:notify-on-update-of-ranges="Deflection.B25:Deflection.B25 Deflection.B26:Deflection.B46 Deflection.C26:Deflection.C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2" office:value-type="string">
            <text:p>Load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[kg]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Span</text:p>
          </table:table-cell>
          <table:table-cell table:style-name="ce12" office:value-type="float" office:value="1.25">
            <text:p>1,25</text:p>
          </table:table-cell>
          <table:table-cell table:style-name="ce3" office:value-type="string">
            <text:p>[m]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Position</text:p>
          </table:table-cell>
          <table:table-cell table:style-name="ce12" office:value-type="float" office:value="0.5">
            <text:p>0,5</text:p>
          </table:table-cell>
          <table:table-cell table:style-name="ce3" office:value-type="string">
            <text:p>0..1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Profile</text:p>
          </table:table-cell>
          <table:table-cell table:style-name="ce12" table:content-validation-name="val1" office:value-type="string">
            <text:p>0-132-4545</text:p>
          </table:table-cell>
          <table:table-cell table:style-name="ce2" office:value-type="string">
            <text:p>Profile dimensions:</text:p>
          </table:table-cell>
          <table:table-cell table:style-name="ce2"/>
          <table:table-cell table:style-name="ce2" table:formula="of:=VLOOKUP([.B7];[ProfileData.A3:.D42];2)" office:value-type="string" office:string-value="45x45">
            <text:p>45x45</text:p>
          </table:table-cell>
          <table:table-cell table:style-name="ce2" office:value-type="string">
            <text:p>[mm]</text:p>
          </table:table-cell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2" office:value-type="string">
            <text:p>Maximum deflection</text:p>
          </table:table-cell>
          <table:table-cell table:style-name="ce2"/>
          <table:table-cell table:style-name="ce19" table:formula="of:=([.$B$4]*-9.81*((1-[.$B$6])*[.$B$5])*([.$B$5]^2-((1-[.$B$6])*[.$B$5])^2)^(SQRT(3/2))/(9*SQRT(3)*[.$B$5]*[.$B$3]*(VLOOKUP([.$B$7];[$ProfileData.$A$3:.$D$42];4)/100^4)))" office:value-type="float" office:value="-0.000203687813767213">
            <text:p>-0,0002</text:p>
          </table:table-cell>
          <table:table-cell table:style-name="ce2" office:value-type="string">
            <text:p>[m]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Beam mass</text:p>
          </table:table-cell>
          <table:table-cell table:style-name="ce2"/>
          <table:table-cell table:style-name="ce20" table:formula="of:=VLOOKUP([.B7];[ProfileData.A3:.D42];3)*[.B5]" office:value-type="float" office:value="2.375">
            <text:p>2,375</text:p>
          </table:table-cell>
          <table:table-cell table:style-name="ce2" office:value-type="string">
            <text:p>[kg]</text:p>
          </table:table-cell>
          <table:table-cell table:style-name="ce2" table:number-columns-repeated="2"/>
          <table:table-cell table:style-name="ce28"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4" office:value-type="string">
            <text:p>Instructions:</text:p>
          </table:table-cell>
          <table:table-cell table:style-name="ce13"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5" office:value-type="string">
            <text:p>0. Do only fiddle with yellow cells – sheets are NOT protected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1. Fill in data on profiles in ”ProfileData” sheet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2. Enter load. Notice that tool assumes only gravitational load.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3. Enter span (0 and 1 are outer ends of ”beam” - 0.5 is mid position)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4. Select profile from drop down list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6" office:value-type="string">
            <text:p>5. Notice deflection and recalc if not suitable</text:p>
          </table:table-cell>
          <table:table-cell table:style-name="ce15" table:number-columns-repeated="4"/>
          <table:table-cell table:style-name="ce27"/>
          <table:table-cell table:number-columns-repeated="1018"/>
        </table:table-row>
        <table:table-row table:style-name="ro2" table:number-rows-repeated="5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>
            <text:p>Plot data</text:p>
          </table:table-cell>
          <table:table-cell table:style-name="ce16"/>
          <table:table-cell table:style-name="ce21"/>
          <table:table-cell table:number-columns-repeated="1021"/>
        </table:table-row>
        <table:table-row table:style-name="ro2">
          <table:table-cell office:value-type="string">
            <text:p>Scale</text:p>
          </table:table-cell>
          <table:table-cell table:style-name="Default" office:value-type="string">
            <text:p>Position</text:p>
          </table:table-cell>
          <table:table-cell table:style-name="ce22" office:value-type="string">
            <text:p>Deflection</text:p>
          </table:table-cell>
          <table:table-cell table:number-columns-repeated="1021"/>
        </table:table-row>
        <table:table-row table:style-name="ro2">
          <table:table-cell table:style-name="ce9" office:value-type="float" office:value="0">
            <text:p>0,00</text:p>
          </table:table-cell>
          <table:table-cell table:formula="of:=[.A26]*[.$B$5]" office:value-type="float" office:value="0">
            <text:p>0,00</text:p>
          </table:table-cell>
          <table:table-cell table:formula="of:=([.$B$4]*-9.81*([.B26])*([.$B$5]^2-([.B26])^2)^(SQRT(3/2))/(9*SQRT(3)*[.$B$5]*[.$B$3]*(VLOOKUP([.$B$7];[$ProfileData.$A$3:.$D$42];4)/100^4)))" office:value-type="float" office:value="-0">
            <text:p>0,000000</text:p>
          </table:table-cell>
          <table:table-cell table:number-columns-repeated="1021"/>
        </table:table-row>
        <table:table-row table:style-name="ro2">
          <table:table-cell office:value-type="float" office:value="0.05">
            <text:p>0,05</text:p>
          </table:table-cell>
          <table:table-cell table:formula="of:=[.A27]*[.$B$5]" office:value-type="float" office:value="0.0625">
            <text:p>0,06</text:p>
          </table:table-cell>
          <table:table-cell table:formula="of:=([.$B$4]*-9.81*([.B27])*([.$B$5]^2-([.B27])^2)^(SQRT(3/2))/(9*SQRT(3)*[.$B$5]*[.$B$3]*(VLOOKUP([.$B$7];[$ProfileData.$A$3:.$D$42];4)/100^4)))" office:value-type="float" office:value="-0.0000288836257344559">
            <text:p>-0,000029</text:p>
          </table:table-cell>
          <table:table-cell table:number-columns-repeated="1021"/>
        </table:table-row>
        <table:table-row table:style-name="ro2">
          <table:table-cell table:style-name="ce9" office:value-type="float" office:value="0.1">
            <text:p>0,10</text:p>
          </table:table-cell>
          <table:table-cell table:formula="of:=[.A28]*[.$B$5]" office:value-type="float" office:value="0.125">
            <text:p>0,13</text:p>
          </table:table-cell>
          <table:table-cell table:formula="of:=([.$B$4]*-9.81*([.B28])*([.$B$5]^2-([.B28])^2)^(SQRT(3/2))/(9*SQRT(3)*[.$B$5]*[.$B$3]*(VLOOKUP([.$B$7];[$ProfileData.$A$3:.$D$42];4)/100^4)))" office:value-type="float" office:value="-0.0000572357458204449">
            <text:p>-0,000057</text:p>
          </table:table-cell>
          <table:table-cell table:number-columns-repeated="1021"/>
        </table:table-row>
        <table:table-row table:style-name="ro2">
          <table:table-cell office:value-type="float" office:value="0.15">
            <text:p>0,15</text:p>
          </table:table-cell>
          <table:table-cell table:formula="of:=[.A29]*[.$B$5]" office:value-type="float" office:value="0.1875">
            <text:p>0,19</text:p>
          </table:table-cell>
          <table:table-cell table:formula="of:=([.$B$4]*-9.81*([.B29])*([.$B$5]^2-([.B29])^2)^(SQRT(3/2))/(9*SQRT(3)*[.$B$5]*[.$B$3]*(VLOOKUP([.$B$7];[$ProfileData.$A$3:.$D$42];4)/100^4)))" office:value-type="float" office:value="-0.0000845278725185911">
            <text:p>-0,000085</text:p>
          </table:table-cell>
          <table:table-cell table:number-columns-repeated="1021"/>
        </table:table-row>
        <table:table-row table:style-name="ro2">
          <table:table-cell table:style-name="ce9" office:value-type="float" office:value="0.2">
            <text:p>0,20</text:p>
          </table:table-cell>
          <table:table-cell table:formula="of:=[.A30]*[.$B$5]" office:value-type="float" office:value="0.25">
            <text:p>0,25</text:p>
          </table:table-cell>
          <table:table-cell table:formula="of:=([.$B$4]*-9.81*([.B30])*([.$B$5]^2-([.B30])^2)^(SQRT(3/2))/(9*SQRT(3)*[.$B$5]*[.$B$3]*(VLOOKUP([.$B$7];[$ProfileData.$A$3:.$D$42];4)/100^4)))" office:value-type="float" office:value="-0.000110237637834487">
            <text:p>-0,000110</text:p>
          </table:table-cell>
          <table:table-cell table:number-columns-repeated="1021"/>
        </table:table-row>
        <table:table-row table:style-name="ro2">
          <table:table-cell office:value-type="float" office:value="0.25">
            <text:p>0,25</text:p>
          </table:table-cell>
          <table:table-cell table:formula="of:=[.A31]*[.$B$5]" office:value-type="float" office:value="0.3125">
            <text:p>0,31</text:p>
          </table:table-cell>
          <table:table-cell table:formula="of:=([.$B$4]*-9.81*([.B31])*([.$B$5]^2-([.B31])^2)^(SQRT(3/2))/(9*SQRT(3)*[.$B$5]*[.$B$3]*(VLOOKUP([.$B$7];[$ProfileData.$A$3:.$D$42];4)/100^4)))" office:value-type="float" office:value="-0.00013385207021517">
            <text:p>-0,000134</text:p>
          </table:table-cell>
          <table:table-cell table:number-columns-repeated="1021"/>
        </table:table-row>
        <table:table-row table:style-name="ro2">
          <table:table-cell table:style-name="ce9" office:value-type="float" office:value="0.3">
            <text:p>0,30</text:p>
          </table:table-cell>
          <table:table-cell table:formula="of:=[.A32]*[.$B$5]" office:value-type="float" office:value="0.375">
            <text:p>0,38</text:p>
          </table:table-cell>
          <table:table-cell table:formula="of:=([.$B$4]*-9.81*([.B32])*([.$B$5]^2-([.B32])^2)^(SQRT(3/2))/(9*SQRT(3)*[.$B$5]*[.$B$3]*(VLOOKUP([.$B$7];[$ProfileData.$A$3:.$D$42];4)/100^4)))" office:value-type="float" office:value="-0.000154871152200474">
            <text:p>-0,000155</text:p>
          </table:table-cell>
          <table:table-cell table:number-columns-repeated="1021"/>
        </table:table-row>
        <table:table-row table:style-name="ro2">
          <table:table-cell office:value-type="float" office:value="0.35">
            <text:p>0,35</text:p>
          </table:table-cell>
          <table:table-cell table:formula="of:=[.A33]*[.$B$5]" office:value-type="float" office:value="0.4375">
            <text:p>0,44</text:p>
          </table:table-cell>
          <table:table-cell table:formula="of:=([.$B$4]*-9.81*([.B33])*([.$B$5]^2-([.B33])^2)^(SQRT(3/2))/(9*SQRT(3)*[.$B$5]*[.$B$3]*(VLOOKUP([.$B$7];[$ProfileData.$A$3:.$D$42];4)/100^4)))" office:value-type="float" office:value="-0.000172811791041527">
            <text:p>-0,000173</text:p>
          </table:table-cell>
          <table:table-cell table:number-columns-repeated="1021"/>
        </table:table-row>
        <table:table-row table:style-name="ro2">
          <table:table-cell table:style-name="ce9" office:value-type="float" office:value="0.4">
            <text:p>0,40</text:p>
          </table:table-cell>
          <table:table-cell table:formula="of:=[.A34]*[.$B$5]" office:value-type="float" office:value="0.5">
            <text:p>0,50</text:p>
          </table:table-cell>
          <table:table-cell table:formula="of:=([.$B$4]*-9.81*([.B34])*([.$B$5]^2-([.B34])^2)^(SQRT(3/2))/(9*SQRT(3)*[.$B$5]*[.$B$3]*(VLOOKUP([.$B$7];[$ProfileData.$A$3:.$D$42];4)/100^4)))" office:value-type="float" office:value="-0.000187212375786323">
            <text:p>-0,000187</text:p>
          </table:table-cell>
          <table:table-cell table:number-columns-repeated="1021"/>
        </table:table-row>
        <table:table-row table:style-name="ro2">
          <table:table-cell office:value-type="float" office:value="0.45">
            <text:p>0,45</text:p>
          </table:table-cell>
          <table:table-cell table:formula="of:=[.A35]*[.$B$5]" office:value-type="float" office:value="0.5625">
            <text:p>0,56</text:p>
          </table:table-cell>
          <table:table-cell table:formula="of:=([.$B$4]*-9.81*([.B35])*([.$B$5]^2-([.B35])^2)^(SQRT(3/2))/(9*SQRT(3)*[.$B$5]*[.$B$3]*(VLOOKUP([.$B$7];[$ProfileData.$A$3:.$D$42];4)/100^4)))" office:value-type="float" office:value="-0.000197638159931799">
            <text:p>-0,000198</text:p>
          </table:table-cell>
          <table:table-cell table:number-columns-repeated="1021"/>
        </table:table-row>
        <table:table-row table:style-name="ro2">
          <table:table-cell table:style-name="ce9" office:value-type="float" office:value="0.5">
            <text:p>0,50</text:p>
          </table:table-cell>
          <table:table-cell table:formula="of:=[.A36]*[.$B$5]" office:value-type="float" office:value="0.625">
            <text:p>0,63</text:p>
          </table:table-cell>
          <table:table-cell table:formula="of:=([.$B$4]*-9.81*([.B36])*([.$B$5]^2-([.B36])^2)^(SQRT(3/2))/(9*SQRT(3)*[.$B$5]*[.$B$3]*(VLOOKUP([.$B$7];[$ProfileData.$A$3:.$D$42];4)/100^4)))" office:value-type="float" office:value="-0.000203687813767213">
            <text:p>-0,000204</text:p>
          </table:table-cell>
          <table:table-cell table:number-columns-repeated="1021"/>
        </table:table-row>
        <table:table-row table:style-name="ro2">
          <table:table-cell office:value-type="float" office:value="0.55">
            <text:p>0,55</text:p>
          </table:table-cell>
          <table:table-cell table:formula="of:=[.A37]*[.$B$5]" office:value-type="float" office:value="0.6875">
            <text:p>0,69</text:p>
          </table:table-cell>
          <table:table-cell table:formula="of:=([.$B$4]*-9.81*([.B37])*([.$B$5]^2-([.B37])^2)^(SQRT(3/2))/(9*SQRT(3)*[.$B$5]*[.$B$3]*(VLOOKUP([.$B$7];[$ProfileData.$A$3:.$D$42];4)/100^4)))" office:value-type="float" office:value="-0.000205001663342722">
            <text:p>-0,000205</text:p>
          </table:table-cell>
          <table:table-cell table:number-columns-repeated="1021"/>
        </table:table-row>
        <table:table-row table:style-name="ro2">
          <table:table-cell table:style-name="ce9" office:value-type="float" office:value="0.6">
            <text:p>0,60</text:p>
          </table:table-cell>
          <table:table-cell table:formula="of:=[.A38]*[.$B$5]" office:value-type="float" office:value="0.75">
            <text:p>0,75</text:p>
          </table:table-cell>
          <table:table-cell table:formula="of:=([.$B$4]*-9.81*([.B38])*([.$B$5]^2-([.B38])^2)^(SQRT(3/2))/(9*SQRT(3)*[.$B$5]*[.$B$3]*(VLOOKUP([.$B$7];[$ProfileData.$A$3:.$D$42];4)/100^4)))" office:value-type="float" office:value="-0.000201272428598089">
            <text:p>-0,000201</text:p>
          </table:table-cell>
          <table:table-cell table:number-columns-repeated="1021"/>
        </table:table-row>
        <table:table-row table:style-name="ro2">
          <table:table-cell office:value-type="float" office:value="0.65">
            <text:p>0,65</text:p>
          </table:table-cell>
          <table:table-cell table:formula="of:=[.A39]*[.$B$5]" office:value-type="float" office:value="0.8125">
            <text:p>0,81</text:p>
          </table:table-cell>
          <table:table-cell table:formula="of:=([.$B$4]*-9.81*([.B39])*([.$B$5]^2-([.B39])^2)^(SQRT(3/2))/(9*SQRT(3)*[.$B$5]*[.$B$3]*(VLOOKUP([.$B$7];[$ProfileData.$A$3:.$D$42];4)/100^4)))" office:value-type="float" office:value="-0.00019225980474558">
            <text:p>-0,000192</text:p>
          </table:table-cell>
          <table:table-cell table:number-columns-repeated="1021"/>
        </table:table-row>
        <table:table-row table:style-name="ro2">
          <table:table-cell table:style-name="ce9" office:value-type="float" office:value="0.7">
            <text:p>0,70</text:p>
          </table:table-cell>
          <table:table-cell table:formula="of:=[.A40]*[.$B$5]" office:value-type="float" office:value="0.875">
            <text:p>0,88</text:p>
          </table:table-cell>
          <table:table-cell table:formula="of:=([.$B$4]*-9.81*([.B40])*([.$B$5]^2-([.B40])^2)^(SQRT(3/2))/(9*SQRT(3)*[.$B$5]*[.$B$3]*(VLOOKUP([.$B$7];[$ProfileData.$A$3:.$D$42];4)/100^4)))" office:value-type="float" office:value="-0.000177811248892328">
            <text:p>-0,000178</text:p>
          </table:table-cell>
          <table:table-cell table:number-columns-repeated="1021"/>
        </table:table-row>
        <table:table-row table:style-name="ro2">
          <table:table-cell office:value-type="float" office:value="0.75">
            <text:p>0,75</text:p>
          </table:table-cell>
          <table:table-cell table:formula="of:=[.A41]*[.$B$5]" office:value-type="float" office:value="0.9375">
            <text:p>0,94</text:p>
          </table:table-cell>
          <table:table-cell table:formula="of:=([.$B$4]*-9.81*([.B41])*([.$B$5]^2-([.B41])^2)^(SQRT(3/2))/(9*SQRT(3)*[.$B$5]*[.$B$3]*(VLOOKUP([.$B$7];[$ProfileData.$A$3:.$D$42];4)/100^4)))" office:value-type="float" office:value="-0.000157893444745006">
            <text:p>-0,000158</text:p>
          </table:table-cell>
          <table:table-cell table:number-columns-repeated="1021"/>
        </table:table-row>
        <table:table-row table:style-name="ro2">
          <table:table-cell table:style-name="ce9" office:value-type="float" office:value="0.8">
            <text:p>0,80</text:p>
          </table:table-cell>
          <table:table-cell table:formula="of:=[.A42]*[.$B$5]" office:value-type="float" office:value="1">
            <text:p>1,00</text:p>
          </table:table-cell>
          <table:table-cell table:formula="of:=([.$B$4]*-9.81*([.B42])*([.$B$5]^2-([.B42])^2)^(SQRT(3/2))/(9*SQRT(3)*[.$B$5]*[.$B$3]*(VLOOKUP([.$B$7];[$ProfileData.$A$3:.$D$42];4)/100^4)))" office:value-type="float" office:value="-0.000132643773920423">
            <text:p>-0,000133</text:p>
          </table:table-cell>
          <table:table-cell table:number-columns-repeated="1021"/>
        </table:table-row>
        <table:table-row table:style-name="ro2">
          <table:table-cell office:value-type="float" office:value="0.85">
            <text:p>0,85</text:p>
          </table:table-cell>
          <table:table-cell table:formula="of:=[.A43]*[.$B$5]" office:value-type="float" office:value="1.0625">
            <text:p>1,06</text:p>
          </table:table-cell>
          <table:table-cell table:formula="of:=([.$B$4]*-9.81*([.B43])*([.$B$5]^2-([.B43])^2)^(SQRT(3/2))/(9*SQRT(3)*[.$B$5]*[.$B$3]*(VLOOKUP([.$B$7];[$ProfileData.$A$3:.$D$42];4)/100^4)))" office:value-type="float" office:value="-0.000102463985457439">
            <text:p>-0,000102</text:p>
          </table:table-cell>
          <table:table-cell table:number-columns-repeated="1021"/>
        </table:table-row>
        <table:table-row table:style-name="ro2">
          <table:table-cell table:style-name="ce9" office:value-type="float" office:value="0.9">
            <text:p>0,90</text:p>
          </table:table-cell>
          <table:table-cell table:formula="of:=[.A44]*[.$B$5]" office:value-type="float" office:value="1.125">
            <text:p>1,13</text:p>
          </table:table-cell>
          <table:table-cell table:formula="of:=([.$B$4]*-9.81*([.B44])*([.$B$5]^2-([.B44])^2)^(SQRT(3/2))/(9*SQRT(3)*[.$B$5]*[.$B$3]*(VLOOKUP([.$B$7];[$ProfileData.$A$3:.$D$42];4)/100^4)))" office:value-type="float" office:value="-0.0000682201705129897">
            <text:p>-0,000068</text:p>
          </table:table-cell>
          <table:table-cell table:number-columns-repeated="1021"/>
        </table:table-row>
        <table:table-row table:style-name="ro2">
          <table:table-cell office:value-type="float" office:value="0.95">
            <text:p>0,95</text:p>
          </table:table-cell>
          <table:table-cell table:formula="of:=[.A45]*[.$B$5]" office:value-type="float" office:value="1.1875">
            <text:p>1,19</text:p>
          </table:table-cell>
          <table:table-cell table:formula="of:=([.$B$4]*-9.81*([.B45])*([.$B$5]^2-([.B45])^2)^(SQRT(3/2))/(9*SQRT(3)*[.$B$5]*[.$B$3]*(VLOOKUP([.$B$7];[$ProfileData.$A$3:.$D$42];4)/100^4)))" office:value-type="float" office:value="-0.0000318071907029686">
            <text:p>-0,000032</text:p>
          </table:table-cell>
          <table:table-cell table:number-columns-repeated="1021"/>
        </table:table-row>
        <table:table-row table:style-name="ro2">
          <table:table-cell table:style-name="ce10" office:value-type="float" office:value="1">
            <text:p>1,00</text:p>
          </table:table-cell>
          <table:table-cell table:style-name="ce18" table:formula="of:=[.A46]*[.$B$5]" office:value-type="float" office:value="1.25">
            <text:p>1,25</text:p>
          </table:table-cell>
          <table:table-cell table:style-name="ce24" table:formula="of:=([.$B$4]*-9.81*([.B46])*([.$B$5]^2-([.B46])^2)^(SQRT(3/2))/(9*SQRT(3)*[.$B$5]*[.$B$3]*(VLOOKUP([.$B$7];[$ProfileData.$A$3:.$D$42];4)/100^4)))" office:value-type="float" office:value="-0">
            <text:p>0,000000</text:p>
          </table:table-cell>
          <table:table-cell table:number-columns-repeated="1021"/>
        </table:table-row>
      </table:table>
      <table:table table:name="Profile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number-columns-repeated="4" table:default-cell-style-name="Default"/>
        <table:table-column table:style-name="co1" table:default-cell-style-name="Default"/>
        <table:table-row table:style-name="ro2">
          <table:table-cell table:style-name="ce28" office:value-type="string">
            <text:p>Item</text:p>
          </table:table-cell>
          <table:table-cell table:style-name="ce28" office:value-type="string">
            <text:p>Profile size</text:p>
          </table:table-cell>
          <table:table-cell table:style-name="ce28" office:value-type="string">
            <text:p>Mass/m</text:p>
          </table:table-cell>
          <table:table-cell table:style-name="ce29" office:value-type="string" table:number-columns-spanned="2" table:number-rows-spanned="1">
            <text:p>Moment of inertia [cm4]</text:p>
          </table:table-cell>
          <table:covered-table-cell table:style-name="ce28"/>
          <table:table-cell table:style-name="ce29" office:value-type="string" table:number-columns-spanned="2" table:number-rows-spanned="1">
            <text:p>Section Modulus [cm3]</text:p>
          </table:table-cell>
          <table:covered-table-cell table:style-name="ce28"/>
          <table:table-cell table:style-name="ce28"/>
        </table:table-row>
        <table:table-row table:style-name="ro2">
          <table:table-cell table:number-columns-repeated="2"/>
          <table:table-cell table:style-name="Default"/>
          <table:table-cell table:style-name="ce28" office:value-type="string">
            <text:p>Ixx </text:p>
          </table:table-cell>
          <table:table-cell table:style-name="ce28" office:value-type="string">
            <text:p>Iyy</text:p>
          </table:table-cell>
          <table:table-cell table:style-name="ce28" office:value-type="string">
            <text:p>Wxx</text:p>
          </table:table-cell>
          <table:table-cell table:style-name="ce28" office:value-type="string">
            <text:p>Wyy</text:p>
          </table:table-cell>
          <table:table-cell/>
        </table:table-row>
        <table:table-row table:style-name="ro2">
          <table:table-cell office:value-type="string">
            <text:p>0-132-2020</text:p>
          </table:table-cell>
          <table:table-cell office:value-type="string">
            <text:p>20x20</text:p>
          </table:table-cell>
          <table:table-cell office:value-type="float" office:value="0.44">
            <text:p>0,44</text:p>
          </table:table-cell>
          <table:table-cell table:number-columns-repeated="4" office:value-type="float" office:value="0.7">
            <text:p>0,7</text:p>
          </table:table-cell>
          <table:table-cell/>
        </table:table-row>
        <table:table-row table:style-name="ro2">
          <table:table-cell office:value-type="string">
            <text:p>0-132-3030</text:p>
          </table:table-cell>
          <table:table-cell office:value-type="string">
            <text:p>30x30</text:p>
          </table:table-cell>
          <table:table-cell office:value-type="float" office:value="0.97">
            <text:p>0,97</text:p>
          </table:table-cell>
          <table:table-cell office:value-type="float" office:value="3.4">
            <text:p>3,4</text:p>
          </table:table-cell>
          <table:table-cell office:value-type="float" office:value="3.7">
            <text:p>3,7</text:p>
          </table:table-cell>
          <table:table-cell table:number-columns-repeated="2" office:value-type="float" office:value="2.2">
            <text:p>2,2</text:p>
          </table:table-cell>
          <table:table-cell/>
        </table:table-row>
        <table:table-row table:style-name="ro2">
          <table:table-cell office:value-type="string">
            <text:p>0-132-4040</text:p>
          </table:table-cell>
          <table:table-cell office:value-type="string">
            <text:p>40x40</text:p>
          </table:table-cell>
          <table:table-cell office:value-type="float" office:value="1.9">
            <text:p>1,90</text:p>
          </table:table-cell>
          <table:table-cell table:number-columns-repeated="2" office:value-type="float" office:value="11.1">
            <text:p>11,1</text:p>
          </table:table-cell>
          <table:table-cell table:number-columns-repeated="2" office:value-type="float" office:value="5.6">
            <text:p>5,6</text:p>
          </table:table-cell>
          <table:table-cell/>
        </table:table-row>
        <table:table-row table:style-name="ro2">
          <table:table-cell office:value-type="string">
            <text:p>0-132-4545</text:p>
          </table:table-cell>
          <table:table-cell office:value-type="string">
            <text:p>45x45</text:p>
          </table:table-cell>
          <table:table-cell office:value-type="float" office:value="1.9">
            <text:p>1,90</text:p>
          </table:table-cell>
          <table:table-cell table:number-columns-repeated="2" office:value-type="float" office:value="13.4">
            <text:p>13,4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-132-6060</text:p>
          </table:table-cell>
          <table:table-cell office:value-type="string">
            <text:p>60x60</text:p>
          </table:table-cell>
          <table:table-cell office:value-type="float" office:value="3.7">
            <text:p>3,70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15.7">
            <text:p>15,7</text:p>
          </table:table-cell>
          <table:table-cell/>
        </table:table-row>
        <table:table-row table:style-name="ro2">
          <table:table-cell office:value-type="string">
            <text:p>0-132-8080</text:p>
          </table:table-cell>
          <table:table-cell office:value-type="string">
            <text:p>80x80</text:p>
          </table:table-cell>
          <table:table-cell office:value-type="float" office:value="4.97">
            <text:p>4,97</text:p>
          </table:table-cell>
          <table:table-cell table:number-columns-repeated="2" office:value-type="float" office:value="132.5">
            <text:p>132,5</text:p>
          </table:table-cell>
          <table:table-cell table:number-columns-repeated="2" office:value-type="float" office:value="33.1">
            <text:p>33,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13-02-2011</text:date>, <text:time>00:20:1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Bay Madsen</meta:initial-creator>
    <meta:creation-date>2011-02-12T17:46:18</meta:creation-date>
    <dc:date>2011-02-13T00:20:12</dc:date>
    <meta:editing-duration>PT00H59M03S</meta:editing-duration>
    <meta:editing-cycles>6</meta:editing-cycles>
    <meta:generator>OpenOffice.org/3.2$Linux OpenOffice.org_project/320m19$Build-9505</meta:generator>
    <meta:document-statistic meta:table-count="2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number-style style:name="N112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false" chart:minimum="-0.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24cm" svg:height="7cm" xlink:href=".." chart:class="chart:scatter" chart:style-name="ch1">
        <chart:title svg:x="6.887cm" svg:y="0.141cm" chart:style-name="ch2">
          <text:p>Beam curvature</text:p>
        </chart:title>
        <chart:plot-area chart:style-name="ch3" table:cell-range-address="Deflection.B25:Deflection.B46 Deflection.C26:Deflection.C46" chart:data-source-has-labels="column" svg:x="0.475cm" svg:y="0.784cm" svg:width="16.111cm" svg:height="6.137cm">
          <chart:axis chart:dimension="x" chart:name="primary-x" chart:style-name="ch4">
            <chart:title svg:x="7.585cm" svg:y="6.489cm" chart:style-name="ch5">
              <text:p>Load position [m]</text:p>
            </chart:title>
            <chart:categories table:cell-range-address="Deflection.B25:Deflection.B25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39cm" svg:y="4.863cm" chart:style-name="ch8">
              <text:p>Max deflection [m]</text:p>
            </chart:title>
            <chart:grid chart:style-name="ch6" chart:class="major"/>
            <chart:grid chart:style-name="ch6" chart:class="minor"/>
          </chart:axis>
          <chart:series chart:style-name="ch9" chart:values-cell-range-address="Deflection.C26:Deflection.C46" chart:class="chart:scatter">
            <chart:domain table:cell-range-address="Deflection.B26:Deflection.B46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  <table:table-cell office:value-type="string">
                <text:p>Kolonne C</text:p>
              </table:table-cell>
            </table:table-row>
          </table:table-header-rows>
          <table:table-rows>
            <table:table-row>
              <table:table-cell office:value-type="string">
                <text:p text:id="Deflection.B25:Deflection.B25">Position</text:p>
              </table:table-cell>
              <table:table-cell office:value-type="float" office:value="0">
                <text:p text:id="Deflection.B26:Deflection.B46">0</text:p>
              </table:table-cell>
              <table:table-cell office:value-type="float" office:value="-0">
                <text:p text:id="Deflection.C26:Deflection.C46">-0</text:p>
              </table:table-cell>
            </table:table-row>
            <table:table-row>
              <table:table-cell office:value-type="string"/>
              <table:table-cell office:value-type="float" office:value="0.0625">
                <text:p>0.0625</text:p>
              </table:table-cell>
              <table:table-cell office:value-type="float" office:value="-0.0000288836257344559">
                <text:p>-0.0000288836257344559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-0.0000572357458204449">
                <text:p>-0.0000572357458204449</text:p>
              </table:table-cell>
            </table:table-row>
            <table:table-row>
              <table:table-cell office:value-type="string"/>
              <table:table-cell office:value-type="float" office:value="0.1875">
                <text:p>0.1875</text:p>
              </table:table-cell>
              <table:table-cell office:value-type="float" office:value="-0.0000845278725185911">
                <text:p>-0.000084527872518591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-0.000110237637834487">
                <text:p>-0.000110237637834487</text:p>
              </table:table-cell>
            </table:table-row>
            <table:table-row>
              <table:table-cell office:value-type="string"/>
              <table:table-cell office:value-type="float" office:value="0.3125">
                <text:p>0.3125</text:p>
              </table:table-cell>
              <table:table-cell office:value-type="float" office:value="-0.00013385207021517">
                <text:p>-0.00013385207021517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-0.000154871152200474">
                <text:p>-0.000154871152200474</text:p>
              </table:table-cell>
            </table:table-row>
            <table:table-row>
              <table:table-cell office:value-type="string"/>
              <table:table-cell office:value-type="float" office:value="0.4375">
                <text:p>0.4375</text:p>
              </table:table-cell>
              <table:table-cell office:value-type="float" office:value="-0.000172811791041527">
                <text:p>-0.000172811791041527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-0.000187212375786323">
                <text:p>-0.000187212375786323</text:p>
              </table:table-cell>
            </table:table-row>
            <table:table-row>
              <table:table-cell office:value-type="string"/>
              <table:table-cell office:value-type="float" office:value="0.5625">
                <text:p>0.5625</text:p>
              </table:table-cell>
              <table:table-cell office:value-type="float" office:value="-0.000197638159931799">
                <text:p>-0.000197638159931799</text:p>
              </table:table-cell>
            </table:table-row>
            <table:table-row>
              <table:table-cell office:value-type="string"/>
              <table:table-cell office:value-type="float" office:value="0.625">
                <text:p>0.625</text:p>
              </table:table-cell>
              <table:table-cell office:value-type="float" office:value="-0.000203687813767213">
                <text:p>-0.000203687813767213</text:p>
              </table:table-cell>
            </table:table-row>
            <table:table-row>
              <table:table-cell office:value-type="string"/>
              <table:table-cell office:value-type="float" office:value="0.6875">
                <text:p>0.6875</text:p>
              </table:table-cell>
              <table:table-cell office:value-type="float" office:value="-0.000205001663342722">
                <text:p>-0.000205001663342722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-0.000201272428598089">
                <text:p>-0.000201272428598089</text:p>
              </table:table-cell>
            </table:table-row>
            <table:table-row>
              <table:table-cell office:value-type="string"/>
              <table:table-cell office:value-type="float" office:value="0.8125">
                <text:p>0.8125</text:p>
              </table:table-cell>
              <table:table-cell office:value-type="float" office:value="-0.00019225980474558">
                <text:p>-0.00019225980474558</text:p>
              </table:table-cell>
            </table:table-row>
            <table:table-row>
              <table:table-cell office:value-type="string"/>
              <table:table-cell office:value-type="float" office:value="0.875">
                <text:p>0.875</text:p>
              </table:table-cell>
              <table:table-cell office:value-type="float" office:value="-0.000177811248892328">
                <text:p>-0.000177811248892328</text:p>
              </table:table-cell>
            </table:table-row>
            <table:table-row>
              <table:table-cell office:value-type="string"/>
              <table:table-cell office:value-type="float" office:value="0.9375">
                <text:p>0.9375</text:p>
              </table:table-cell>
              <table:table-cell office:value-type="float" office:value="-0.000157893444745006">
                <text:p>-0.00015789344474500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-0.000132643773920423">
                <text:p>-0.000132643773920423</text:p>
              </table:table-cell>
            </table:table-row>
            <table:table-row>
              <table:table-cell office:value-type="string"/>
              <table:table-cell office:value-type="float" office:value="1.0625">
                <text:p>1.0625</text:p>
              </table:table-cell>
              <table:table-cell office:value-type="float" office:value="-0.000102463985457439">
                <text:p>-0.000102463985457439</text:p>
              </table:table-cell>
            </table:table-row>
            <table:table-row>
              <table:table-cell office:value-type="string"/>
              <table:table-cell office:value-type="float" office:value="1.125">
                <text:p>1.125</text:p>
              </table:table-cell>
              <table:table-cell office:value-type="float" office:value="-0.0000682201705129897">
                <text:p>-0.0000682201705129897</text:p>
              </table:table-cell>
            </table:table-row>
            <table:table-row>
              <table:table-cell office:value-type="string"/>
              <table:table-cell office:value-type="float" office:value="1.1875">
                <text:p>1.1875</text:p>
              </table:table-cell>
              <table:table-cell office:value-type="float" office:value="-0.0000318071907029686">
                <text:p>-0.0000318071907029686</text:p>
              </table:table-cell>
            </table:table-row>
            <table:table-row>
              <table:table-cell office:value-type="string"/>
              <table:table-cell office:value-type="float" office:value="1.25">
                <text:p>1.25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